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3cm" svg:height="9.004cm" svg:x="9.028cm" svg:y="6.322cm">
            <draw:object draw:notify-on-update-of-ranges="Sheet1.A1:Sheet1.A1 Sheet1.A2:Sheet1.A21 Sheet1.B1:Sheet1.B1 Sheet1.B2:Sheet1.B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288" calcext:value-type="float">
            <text:p>4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31T09:42:55.176120982</dc:date>
    <meta:document-statistic meta:table-count="1" meta:cell-count="4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legend chart:legend-position="end" svg:x="13.433cm" svg:y="4.203cm" style:legend-expansion="high" chart:style-name="ch2"/>
        <chart:plot-area chart:style-name="ch3" table:cell-range-address="Sheet1.A1:Sheet1.B21" chart:data-source-has-labels="row" svg:x="0.319cm" svg:y="0.18cm" svg:width="12.795cm" svg:height="8.645cm">
          <chartooo:coordinate-region svg:x="1.311cm" svg:y="0.379cm" svg:width="11.52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21</svg:desc>
                </draw:g>
              </table:table-cell>
              <table:table-cell office:value-type="float" office:value="12">
                <text:p>12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">
                <text:p>15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5">
                <text:p>205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">
                <text:p>23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0">
                <text:p>280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5">
                <text:p>305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0">
                <text:p>330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5">
                <text:p>355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0">
                <text:p>380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5">
                <text:p>405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0">
                <text:p>430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5">
                <text:p>455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0">
                <text:p>480</text:p>
              </table:table-cell>
              <table:table-cell office:value-type="float" office:value="4288">
                <text:p>4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